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OD AND HIS FOES (94:1-10, 20-21, 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OD AND HIS FOES (94:1-10, 20-21, 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 requests their punishment (94:1-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 requests their punishment (94:1-3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impatience (94:1, 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insistence (94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LORD GOD AND HIS FOES (94:1-10, 20-21, 2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 requests their punishment (94:1-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 reviews their perversions (94:4-10, 20-21, 23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psalmist reviews their perversions (94:4-10, 20-21, 23)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ir godless actions (94:4-6, 20-21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ir godless actions (94:4-6, 20-21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y spew out arrogant and boastful words (94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y oppress and hurt those God loves (94:5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y murder widows, foreigners, and orphans (94: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y permit injustice (94:20-2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psalmist reviews their perversions (94:4-10, 20-21, 23).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ir godless actions (94:4-6, 20-21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ir godless attitudes (94:7-10, 2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LORD GOD AND HIS FOES (94:1-10, 20-21, 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psalmist requests their punishment (94:1-3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salmist reviews their perversions (94:4-10, 20-21, 23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94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LORD GOD AND HIS FOES (94:1-10, 20-21, 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LORD GOD AND HIS FRIENDS (94:11-19, 2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LORD GOD AND HIS FRIENDS (94:11-19, 22)<text:s text:c="1"/></text:span><text:span text:style-name="a558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He disciplines them in love (94:11-1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e never forsakes them (94:14-1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keeps them from falling (94:16-18, 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causes them to rejoice (94:1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SALM 94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LORD GOD AND HIS FOES (94:1-10, 20-21, 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LORD GOD AND HIS FRIENDS (94:11-19, 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4 </dc:title>
    <meta:initial-creator>David STRICKLAND</meta:initial-creator>
    <dc:creator>David STRICKLAND</dc:creator>
    <meta:creation-date>2020-02-22T17:39:08Z</meta:creation-date>
    <dc:date>2020-02-22T17:39:08Z</dc:date>
    <meta:template xlink:href="BibleStudy" xlink:type="simple"/>
    <meta:editing-cycles>1</meta:editing-cycles>
    <meta:editing-duration>PT0S</meta:editing-duration>
    <meta:document-statistic meta:paragraph-count="34" meta:word-count="333"/>
  </office:meta>
</office:document-meta>
</file>